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Rapport :</text:p>
      <text:p text:style-name="Normal"/>
      <text:p text:style-name="Normal"/>
      <text:p text:style-name="Normal"/>
      <text:p text:style-name="Normal"/>
      <text:p text:style-name="Normal">Optimisation de l’algorithme :</text:p>
      <text:p text:style-name="Normal"/>
      <text:p text:style-name="Normal">Avec l’algorithme MinMax, notre IA<text:s/>marche bien et trouve le meilleur coup si on lui laisse assez de temps et si on remplit assez de cases. Cependant, pour un plateau peu rempli,<text:s/>notre IA<text:s/>n’est pas capable de trouver<text:s/>une solution en moins de dix secondes.<text:s/>Nous avons<text:s/>ainsi<text:s/>utilisé trois méthodes pour optimiser notre<text:s/>IA.</text:p>
      <text:p text:style-name="Normal">Tout d’abord, nous lui avons incorporé l’élagage Alpha Béta qui permet de réduire le nombre de nœuds évalués, sans détériorer la solution. Ainsi, notre IA pouvait retourner l’un des meilleurs coups à jouer en moins de temps (environs deux fois moins de temps en moyenne).</text:p>
      <text:p text:style-name="Normal"><text:s/>Nous avons ensuite fait un élagage « en profondeur ». Cela<text:s/>permet à l’IA de ne pas regarder les nœuds trop profond dans l’arbre. Avec l’élagage en profondeur, nous pouvons diminuer le temps de calcul de notre IA autant que nous<text:s/>le<text:s/>voulons (en diminuant la profondeur qui est un paramètre de notre IA), mais cela dégrade en même temps la qualité de<text:s/>la<text:s/>solution. Il fallait ainsi une profondeur d’environs dix pour avoir une solution en moins de dix secondes<text:s/>(ce qui est peu).</text:p>
      <text:p text:style-name="Normal">Cependant, la solution renvoyée par l’IA était alors médiocre. Nous<text:s/>lui<text:s/>avons ainsi ajouté une heuristique. Cette dernière prend en paramètre la liste des actions possibles<text:s/>sur le plateau, attribue une note<text:s/>à chaque action, puis renvoie la liste d’actions<text:s/>triée par note. L’IA regarde ainsi en premier les actions qui ont de fortes<text:s/>chances<text:s/>d’être bonnes, ce qui améliore l’efficacité de l’élagage Alpha Béta. Mais la solution renvoyée en moins de 10 secondes n’était toujours pas satisfaisante. Nous avons donc décidé que l’heuristique ne revoie pas toutes les actions<text:s/>triées, mais seulement une dizaine<text:s/>d’actions triées.<text:s/>Notre heuristique se basant surtout sur la densité de pion autour d’une action, elle est inefficace pour un plateau complètement vide. Dans ce cas, l’IA<text:s/>n’utilise pas l’algorithme MinMax et<text:s/>joue vers le milieu du plateau.<text:s/></text:p>
      <text:p text:style-name="Normal">Grâce à toutes ces modifications notre IA renvoie une bonne solution<text:s/>si le plateau est peu rempli, et<text:s/>la meilleure solution<text:s/>si le plateau est assez rempli, tout cela en moins de dix secondes.<text:s/><text: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jamel Messaoudi</meta:initial-creator>
    <dc:creator>Djamel Messaoudi</dc:creator>
    <meta:creation-date>2021-05-14T13:24:00Z</meta:creation-date>
    <dc:date>2021-05-14T14:32:00Z</dc:date>
    <meta:template xlink:href="Normal.dotm" xlink:type="simple"/>
    <meta:editing-cycles>4</meta:editing-cycles>
    <meta:editing-duration>PT4080S</meta:editing-duration>
    <meta:document-statistic meta:page-count="1" meta:paragraph-count="4" meta:word-count="331" meta:character-count="2151" meta:row-count="15" meta:non-whitespace-character-count="1824"/>
  </office:meta>
</office:document-meta>
</file>